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3.9069in" table:align="left"/>
    </style:style>
    <style:style style:name="Table1.A" style:family="table-column">
      <style:table-column-properties style:column-width="0.2222in"/>
    </style:style>
    <style:style style:name="Table1.B" style:family="table-column">
      <style:table-column-properties style:column-width="0.2118in"/>
    </style:style>
    <style:style style:name="Table1.C" style:family="table-column">
      <style:table-column-properties style:column-width="1.7736in"/>
    </style:style>
    <style:style style:name="Table1.D" style:family="table-column">
      <style:table-column-properties style:column-width="1.6993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3.1563in" table:align="left"/>
    </style:style>
    <style:style style:name="Table2.A" style:family="table-column">
      <style:table-column-properties style:column-width="0.1674in"/>
    </style:style>
    <style:style style:name="Table2.B" style:family="table-column">
      <style:table-column-properties style:column-width="0.166in"/>
    </style:style>
    <style:style style:name="Table2.C" style:family="table-column">
      <style:table-column-properties style:column-width="1.7736in"/>
    </style:style>
    <style:style style:name="Table2.D" style:family="table-column">
      <style:table-column-properties style:column-width="1.0493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4.6104in" table:align="left"/>
    </style:style>
    <style:style style:name="Table3.A" style:family="table-column">
      <style:table-column-properties style:column-width="0.2222in"/>
    </style:style>
    <style:style style:name="Table3.B" style:family="table-column">
      <style:table-column-properties style:column-width="0.166in"/>
    </style:style>
    <style:style style:name="Table3.C" style:family="table-column">
      <style:table-column-properties style:column-width="1.7736in"/>
    </style:style>
    <style:style style:name="Table3.D" style:family="table-column">
      <style:table-column-properties style:column-width="2.4486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3.6931in" table:align="left"/>
    </style:style>
    <style:style style:name="Table4.A" style:family="table-column">
      <style:table-column-properties style:column-width="0.1674in"/>
    </style:style>
    <style:style style:name="Table4.B" style:family="table-column">
      <style:table-column-properties style:column-width="0.166in"/>
    </style:style>
    <style:style style:name="Table4.C" style:family="table-column">
      <style:table-column-properties style:column-width="1.7736in"/>
    </style:style>
    <style:style style:name="Table4.D" style:family="table-column">
      <style:table-column-properties style:column-width="1.5861in"/>
    </style:style>
    <style:style style:name="Table4.A1" style:family="table-cell">
      <style:table-cell-properties style:vertical-align="middle" fo:padding="0.0194in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Preformatted_20_Text">
      <style:paragraph-properties fo:margin-top="0in" fo:margin-bottom="0.1965in" style:contextual-spacing="false"/>
    </style:style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P10" style:family="paragraph" style:parent-style-name="Text_20_body" style:list-style-name="L9"/>
    <style:style style:name="P11" style:family="paragraph" style:parent-style-name="Text_20_body" style:list-style-name="L10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Документация по тестированию для проекта "Калькулятор"</text:h>
      <text:h text:style-name="Heading_20_2" text:outline-level="2">1. Введение</text:h>
      <text:h text:style-name="Heading_20_3" text:outline-level="3">1.1 Назначение</text:h>
      <text:p text:style-name="Text_20_body">Данный документ описывает процесс тестирования модуля <text:span text:style-name="Source_20_Text">calculator.py</text:span>, содержащего базовые арифметические операции, с использованием фреймворка pytest.</text:p>
      <text:h text:style-name="Heading_20_3" text:outline-level="3">1.2 Область тестирования</text:h>
      <text:p text:style-name="Text_20_body">Тестирование охватывает все функции калькулятора:</text:p>
      <text:list text:style-name="L1">
        <text:list-item>
          <text:p text:style-name="P1">Сложение (<text:span text:style-name="Source_20_Text">add</text:span>)</text:p>
        </text:list-item>
        <text:list-item>
          <text:p text:style-name="P1">Вычитание (<text:span text:style-name="Source_20_Text">subtract</text:span>)</text:p>
        </text:list-item>
        <text:list-item>
          <text:p text:style-name="P1">Умножение (<text:span text:style-name="Source_20_Text">multiply</text:span>)</text:p>
        </text:list-item>
        <text:list-item>
          <text:p text:style-name="P1">Деление (<text:span text:style-name="Source_20_Text">divide</text:span>)</text:p>
        </text:list-item>
      </text:list>
      <text:h text:style-name="Heading_20_2" text:outline-level="2">2. Архитектура тестирования</text:h>
      <text:h text:style-name="Heading_20_3" text:outline-level="3">2.1 Структура тестов</text:h>
      <text:list text:style-name="L2">
        <text:list-item>
          <text:p text:style-name="P2"><text:span text:style-name="Strong_20_Emphasis">Файл тестов</text:span>: <text:span text:style-name="Source_20_Text">test_calculator.py</text:span></text:p>
        </text:list-item>
        <text:list-item>
          <text:p text:style-name="P2"><text:span text:style-name="Strong_20_Emphasis">Тестируемый модуль</text:span>: <text:span text:style-name="Source_20_Text">calculator.py</text:span></text:p>
        </text:list-item>
        <text:list-item>
          <text:p text:style-name="P2"><text:span text:style-name="Strong_20_Emphasis">Фреймворк тестирования</text:span>: pytest</text:p>
        </text:list-item>
        <text:list-item>
          <text:p text:style-name="P2"><text:span text:style-name="Strong_20_Emphasis">Язык тестирования</text:span>: Python</text:p>
        </text:list-item>
      </text:list>
      <text:h text:style-name="Heading_20_3" text:outline-level="3">2.2 Зависимости</text:h>
      <text:list text:style-name="L3">
        <text:list-item>
          <text:p text:style-name="P3">Python 3.6+</text:p>
        </text:list-item>
        <text:list-item>
          <text:p text:style-name="P3">pytest</text:p>
        </text:list-item>
        <text:list-item>
          <text:p text:style-name="P3">argparse (встроенный модуль)</text:p>
        </text:list-item>
      </text:list>
      <text:h text:style-name="Heading_20_2" text:outline-level="2">3. Стратегия тестирования</text:h>
      <text:h text:style-name="Heading_20_3" text:outline-level="3">3.1 Типы тестирования</text:h>
      <text:list text:style-name="L4">
        <text:list-item>
          <text:p text:style-name="P4"><text:span text:style-name="Strong_20_Emphasis">Модульное тестирование</text:span> - тестирование отдельных функций</text:p>
        </text:list-item>
        <text:list-item>
          <text:p text:style-name="P4"><text:soft-page-break/><text:span text:style-name="Strong_20_Emphasis">Функциональное тестирование</text:span> - проверка корректности математических операций</text:p>
        </text:list-item>
        <text:list-item>
          <text:p text:style-name="P4"><text:span text:style-name="Strong_20_Emphasis">Тестирование исключений</text:span> - проверка обработки ошибочных ситуаций</text:p>
        </text:list-item>
      </text:list>
      <text:h text:style-name="Heading_20_3" text:outline-level="3">3.2 Подход к тестированию</text:h>
      <text:list text:style-name="L5">
        <text:list-item>
          <text:p text:style-name="P5">Параметризованное тестирование с различными наборами входных данных</text:p>
        </text:list-item>
        <text:list-item>
          <text:p text:style-name="P5">Проверка граничных случаев</text:p>
        </text:list-item>
        <text:list-item>
          <text:p text:style-name="P5">Верификация обработки ошибок</text:p>
        </text:list-item>
      </text:list>
      <text:h text:style-name="Heading_20_2" text:outline-level="2">4. Детали тестовых случаев</text:h>
      <text:h text:style-name="Heading_20_3" text:outline-level="3">4.1 Тестирование функции сложения (<text:span text:style-name="Source_20_Text">test_add</text:span>)</text:h>
      <text:p text:style-name="Text_20_body"><text:span text:style-name="Strong_20_Emphasis">Цель</text:span>: Проверить корректность операции сложения</text:p>
      <text:p text:style-name="Text_20_body"><text:span text:style-name="Strong_20_Emphasis">Входные данные и ожидаемые результаты</text:span>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Table_20_Heading">a</text:p>
            </table:table-cell>
            <table:table-cell table:style-name="Table1.A1" office:value-type="string">
              <text:p text:style-name="Table_20_Heading">b</text:p>
            </table:table-cell>
            <table:table-cell table:style-name="Table1.A1" office:value-type="string">
              <text:p text:style-name="Table_20_Heading">Ожидаемый результат</text:p>
            </table:table-cell>
            <table:table-cell table:style-name="Table1.A1" office:value-type="string">
              <text:p text:style-name="Table_20_Heading">Примечание</text:p>
            </table:table-cell>
          </table:table-row>
        </table:table-header-rows>
        <table:table-row>
          <table:table-cell table:style-name="Table1.A1" office:value-type="string">
            <text:p text:style-name="Table_20_Contents">2</text:p>
          </table:table-cell>
          <table:table-cell table:style-name="Table1.A1" office:value-type="string">
            <text:p text:style-name="Table_20_Contents">3</text:p>
          </table:table-cell>
          <table:table-cell table:style-name="Table1.A1" office:value-type="string">
            <text:p text:style-name="Table_20_Contents">5</text:p>
          </table:table-cell>
          <table:table-cell table:style-name="Table1.A1" office:value-type="string">
            <text:p text:style-name="Table_20_Contents">Положительные числа</text:p>
          </table:table-cell>
        </table:table-row>
        <table:table-row>
          <table:table-cell table:style-name="Table1.A1" office:value-type="string">
            <text:p text:style-name="Table_20_Contents">-1</text:p>
          </table:table-cell>
          <table:table-cell table:style-name="Table1.A1" office:value-type="string">
            <text:p text:style-name="Table_20_Contents">-1</text:p>
          </table:table-cell>
          <table:table-cell table:style-name="Table1.A1" office:value-type="string">
            <text:p text:style-name="Table_20_Contents">-2</text:p>
          </table:table-cell>
          <table:table-cell table:style-name="Table1.A1" office:value-type="string">
            <text:p text:style-name="Table_20_Contents">Отрицательные числа</text:p>
          </table:table-cell>
        </table:table-row>
      </table:table>
      <text:p text:style-name="Text_20_body"><text:span text:style-name="Strong_20_Emphasis">Критерии успеха</text:span>: Результат соответствует математической операции сложения</text:p>
      <text:h text:style-name="Heading_20_3" text:outline-level="3">4.2 Тестирование функции вычитания (<text:span text:style-name="Source_20_Text">test_subtract</text:span>)</text:h>
      <text:p text:style-name="Text_20_body"><text:span text:style-name="Strong_20_Emphasis">Цель</text:span>: Проверить корректность операции вычитания</text:p>
      <text:p text:style-name="Text_20_body"><text:span text:style-name="Strong_20_Emphasis">Входные данные и ожидаемые результаты</text:span>: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>
            <table:table-cell table:style-name="Table2.A1" office:value-type="string">
              <text:p text:style-name="Table_20_Heading">a</text:p>
            </table:table-cell>
            <table:table-cell table:style-name="Table2.A1" office:value-type="string">
              <text:p text:style-name="Table_20_Heading">b</text:p>
            </table:table-cell>
            <table:table-cell table:style-name="Table2.A1" office:value-type="string">
              <text:p text:style-name="Table_20_Heading">Ожидаемый результат</text:p>
            </table:table-cell>
            <table:table-cell table:style-name="Table2.A1" office:value-type="string">
              <text:p text:style-name="Table_20_Heading">Примечание</text:p>
            </table:table-cell>
          </table:table-row>
        </table:table-header-rows>
        <table:table-row>
          <table:table-cell table:style-name="Table2.A1" office:value-type="string">
            <text:p text:style-name="Table_20_Contents">5</text:p>
          </table:table-cell>
          <table:table-cell table:style-name="Table2.A1" office:value-type="string">
            <text:p text:style-name="Table_20_Contents">3</text:p>
          </table:table-cell>
          <table:table-cell table:style-name="Table2.A1" office:value-type="string">
            <text:p text:style-name="Table_20_Contents">2</text:p>
          </table:table-cell>
          <table:table-cell table:style-name="Table2.A1" office:value-type="string">
            <text:p text:style-name="Table_20_Contents">a &gt; b</text:p>
          </table:table-cell>
        </table:table-row>
        <table:table-row>
          <table:table-cell table:style-name="Table2.A1" office:value-type="string">
            <text:p text:style-name="Table_20_Contents">3</text:p>
          </table:table-cell>
          <table:table-cell table:style-name="Table2.A1" office:value-type="string">
            <text:p text:style-name="Table_20_Contents">5</text:p>
          </table:table-cell>
          <table:table-cell table:style-name="Table2.A1" office:value-type="string">
            <text:p text:style-name="Table_20_Contents">-2</text:p>
          </table:table-cell>
          <table:table-cell table:style-name="Table2.A1" office:value-type="string">
            <text:p text:style-name="Table_20_Contents">a &lt; b</text:p>
          </table:table-cell>
        </table:table-row>
      </table:table>
      <text:p text:style-name="Text_20_body"><text:span text:style-name="Strong_20_Emphasis">Критерии успеха</text:span>: Результат соответствует математической операции вычитания</text:p>
      <text:h text:style-name="Heading_20_3" text:outline-level="3">4.3 Тестирование функции умножения (<text:span text:style-name="Source_20_Text">test_multiply</text:span>)</text:h>
      <text:p text:style-name="Text_20_body"><text:span text:style-name="Strong_20_Emphasis">Цель</text:span>: Проверить корректность операции умножения</text:p>
      <text:p text:style-name="Text_20_body"><text:span text:style-name="Strong_20_Emphasis">Входные данные и ожидаемые результаты</text:span>: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>
            <table:table-cell table:style-name="Table3.A1" office:value-type="string">
              <text:p text:style-name="Table_20_Heading">a</text:p>
            </table:table-cell>
            <table:table-cell table:style-name="Table3.A1" office:value-type="string">
              <text:p text:style-name="Table_20_Heading">b</text:p>
            </table:table-cell>
            <table:table-cell table:style-name="Table3.A1" office:value-type="string">
              <text:p text:style-name="Table_20_Heading">Ожидаемый результат</text:p>
            </table:table-cell>
            <table:table-cell table:style-name="Table3.A1" office:value-type="string">
              <text:p text:style-name="Table_20_Heading">Примечание</text:p>
            </table:table-cell>
          </table:table-row>
        </table:table-header-rows>
        <table:table-row>
          <table:table-cell table:style-name="Table3.A1" office:value-type="string">
            <text:p text:style-name="Table_20_Contents">2</text:p>
          </table:table-cell>
          <table:table-cell table:style-name="Table3.A1" office:value-type="string">
            <text:p text:style-name="Table_20_Contents">3</text:p>
          </table:table-cell>
          <table:table-cell table:style-name="Table3.A1" office:value-type="string">
            <text:p text:style-name="Table_20_Contents">6</text:p>
          </table:table-cell>
          <table:table-cell table:style-name="Table3.A1" office:value-type="string">
            <text:p text:style-name="Table_20_Contents">Положительные числа</text:p>
          </table:table-cell>
        </table:table-row>
        <table:table-row>
          <table:table-cell table:style-name="Table3.A1" office:value-type="string">
            <text:p text:style-name="Table_20_Contents">-1</text:p>
          </table:table-cell>
          <table:table-cell table:style-name="Table3.A1" office:value-type="string">
            <text:p text:style-name="Table_20_Contents">1</text:p>
          </table:table-cell>
          <table:table-cell table:style-name="Table3.A1" office:value-type="string">
            <text:p text:style-name="Table_20_Contents">-1</text:p>
          </table:table-cell>
          <table:table-cell table:style-name="Table3.A1" office:value-type="string">
            <text:p text:style-name="Table_20_Contents">Отрицательное и положительное</text:p>
          </table:table-cell>
        </table:table-row>
      </table:table>
      <text:p text:style-name="Text_20_body"><text:span text:style-name="Strong_20_Emphasis">Критерии успеха</text:span>: Результат соответствует математической операции умножения</text:p>
      <text:h text:style-name="Heading_20_3" text:outline-level="3">4.4 Тестирование функции деления (<text:span text:style-name="Source_20_Text">test_divide</text:span>)</text:h>
      <text:p text:style-name="Text_20_body"><text:span text:style-name="Strong_20_Emphasis">Цель</text:span>: Проверить корректность операции деления и обработку исключений</text:p>
      <text:p text:style-name="Text_20_body"><text:soft-page-break/><text:span text:style-name="Strong_20_Emphasis">Входные данные и ожидаемые результаты</text:span>: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header-rows>
          <table:table-row>
            <table:table-cell table:style-name="Table4.A1" office:value-type="string">
              <text:p text:style-name="Table_20_Heading">a</text:p>
            </table:table-cell>
            <table:table-cell table:style-name="Table4.A1" office:value-type="string">
              <text:p text:style-name="Table_20_Heading">b</text:p>
            </table:table-cell>
            <table:table-cell table:style-name="Table4.A1" office:value-type="string">
              <text:p text:style-name="Table_20_Heading">Ожидаемый результат</text:p>
            </table:table-cell>
            <table:table-cell table:style-name="Table4.A1" office:value-type="string">
              <text:p text:style-name="Table_20_Heading">Примечание</text:p>
            </table:table-cell>
          </table:table-row>
        </table:table-header-rows>
        <table:table-row>
          <table:table-cell table:style-name="Table4.A1" office:value-type="string">
            <text:p text:style-name="Table_20_Contents">6</text:p>
          </table:table-cell>
          <table:table-cell table:style-name="Table4.A1" office:value-type="string">
            <text:p text:style-name="Table_20_Contents">3</text:p>
          </table:table-cell>
          <table:table-cell table:style-name="Table4.A1" office:value-type="string">
            <text:p text:style-name="Table_20_Contents">2</text:p>
          </table:table-cell>
          <table:table-cell table:style-name="Table4.A1" office:value-type="string">
            <text:p text:style-name="Table_20_Contents">Нормальное деление</text:p>
          </table:table-cell>
        </table:table-row>
        <table:table-row>
          <table:table-cell table:style-name="Table4.A1" office:value-type="string">
            <text:p text:style-name="Table_20_Contents">5</text:p>
          </table:table-cell>
          <table:table-cell table:style-name="Table4.A1" office:value-type="string">
            <text:p text:style-name="Table_20_Contents">0</text:p>
          </table:table-cell>
          <table:table-cell table:style-name="Table4.A1" office:value-type="string">
            <text:p text:style-name="Table_20_Contents">ValueError</text:p>
          </table:table-cell>
          <table:table-cell table:style-name="Table4.A1" office:value-type="string">
            <text:p text:style-name="Table_20_Contents">Деление на ноль</text:p>
          </table:table-cell>
        </table:table-row>
      </table:table>
      <text:p text:style-name="Text_20_body"><text:span text:style-name="Strong_20_Emphasis">Критерии успеха</text:span>:</text:p>
      <text:list text:style-name="L6">
        <text:list-item>
          <text:p text:style-name="P6">Корректный результат при нормальном делении</text:p>
        </text:list-item>
        <text:list-item>
          <text:p text:style-name="P6">Выбрасывание исключения <text:span text:style-name="Source_20_Text">ValueError</text:span> с сообщением "Нельзя делить на ноль" при делении на ноль</text:p>
        </text:list-item>
      </text:list>
      <text:h text:style-name="Heading_20_2" text:outline-level="2">5. Выполнение тестов</text:h>
      <text:h text:style-name="Heading_20_3" text:outline-level="3">5.1 Запуск тестов</text:h>
      <text:p text:style-name="P7">pytest test_calculator.py -v</text:p>
      <text:h text:style-name="Heading_20_3" text:outline-level="3">5.2 Ожидаемый вывод при успешном тестировании</text:h>
      <text:p text:style-name="Preformatted_20_Text">test_calculator.py::test_add PASSED</text:p>
      <text:p text:style-name="Preformatted_20_Text">test_calculator.py::test_subtract PASSED</text:p>
      <text:p text:style-name="Preformatted_20_Text">test_calculator.py::test_multiply PASSED</text:p>
      <text:p text:style-name="P7">test_calculator.py::test_divide PASSED</text:p>
      <text:h text:style-name="Heading_20_3" text:outline-level="3">5.3 Проверка покрытия кода</text:h>
      <text:p text:style-name="P7">pytest --cov=calculator test_calculator.py</text:p>
      <text:h text:style-name="Heading_20_2" text:outline-level="2">6. Логирование и отладка</text:h>
      <text:h text:style-name="Heading_20_3" text:outline-level="3">6.1 Вывод тестов</text:h>
      <text:p text:style-name="Text_20_body">Каждый тест выводит подробную информацию о выполняемой операции:</text:p>
      <text:p text:style-name="Preformatted_20_Text">Тестирование сложения с a=2, b=3: 5</text:p>
      <text:p text:style-name="Preformatted_20_Text">Тестирование вычитания с a=5, b=3: 2</text:p>
      <text:p text:style-name="P7">Тестирование деления на ноль вызвало ValueError, как и ожидалось.</text:p>
      <text:h text:style-name="Heading_20_3" text:outline-level="3">6.2 Фикстура <text:span text:style-name="Source_20_Text">capfd</text:span></text:h>
      <text:p text:style-name="Text_20_body">Используется для перехвата и проверки вывода в стандартные потоки, что позволяет верифицировать выводимые сообщения.</text:p>
      <text:h text:style-name="Heading_20_2" text:outline-level="2">7. Критерии приемки</text:h>
      <text:h text:style-name="Heading_20_3" text:outline-level="3">7.1 Обязательные условия</text:h>
      <text:list text:style-name="L7">
        <text:list-item>
          <text:p text:style-name="P8">Все тесты должны проходить без ошибок</text:p>
        </text:list-item>
        <text:list-item>
          <text:p text:style-name="P8"><text:soft-page-break/>Покрытие кода должно составлять 100% для основных функций</text:p>
        </text:list-item>
        <text:list-item>
          <text:p text:style-name="P8">Обработка исключений должна соответствовать требованиям</text:p>
        </text:list-item>
      </text:list>
      <text:h text:style-name="Heading_20_3" text:outline-level="3">7.2 Критерии качества кода</text:h>
      <text:list text:style-name="L8">
        <text:list-item>
          <text:p text:style-name="P9">Читаемость и поддерживаемость тестов</text:p>
        </text:list-item>
        <text:list-item>
          <text:p text:style-name="P9">Независимость тестовых случаев</text:p>
        </text:list-item>
        <text:list-item>
          <text:p text:style-name="P9">Адекватные проверки граничных условий</text:p>
        </text:list-item>
      </text:list>
      <text:h text:style-name="Heading_20_2" text:outline-level="2">8. Ограничения и известные проблемы</text:h>
      <text:h text:style-name="Heading_20_3" text:outline-level="3">8.1 Ограничения</text:h>
      <text:list text:style-name="L9">
        <text:list-item>
          <text:p text:style-name="P10">Тестирование только для числовых входных данных типа float</text:p>
        </text:list-item>
        <text:list-item>
          <text:p text:style-name="P10">Отсутствие тестов для очень больших чисел</text:p>
        </text:list-item>
        <text:list-item>
          <text:p text:style-name="P10">Отсутствие интеграционного тестирования CLI-интерфейса</text:p>
        </text:list-item>
      </text:list>
      <text:h text:style-name="Heading_20_3" text:outline-level="3">8.2 Возможные улучшения</text:h>
      <text:list text:style-name="L10">
        <text:list-item>
          <text:p text:style-name="P11">Добавление параметризованных тестов с использованием <text:span text:style-name="Source_20_Text">@pytest.mark.parametrize</text:span></text:p>
        </text:list-item>
        <text:list-item>
          <text:p text:style-name="P11">Тестирование дополнительных граничных случаев</text:p>
        </text:list-item>
        <text:list-item>
          <text:p text:style-name="P11">Интеграционные тесты для CLI-интерфейса</text:p>
        </text:list-item>
        <text:list-item>
          <text:p text:style-name="P11">Тестирование производительности для больших объемов вычислений</text:p>
        </text:list-item>
      </text:list>
      <text:h text:style-name="Heading_20_2" text:outline-level="2">9. Заключение</text:h>
      <text:p text:style-name="Text_20_body">Представленный набор тестов обеспечивает надежную проверку функциональности модуля калькулятора. Тесты покрывают основные сценарии использования и обработку ошибок, что гарантирует корректную работу модуля в production-среде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ans" style:font-family-asian="'Noto Sans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ans" style:font-family-asian="'Noto Sans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ans" style:font-family-asian="'Noto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30T15:18:48.319502566</meta:creation-date>
    <dc:date>2025-10-30T15:20:19.133749568</dc:date>
    <meta:editing-duration>PT1M31S</meta:editing-duration>
    <meta:editing-cycles>1</meta:editing-cycles>
    <meta:generator>LibreOffice/25.2.5.2$Linux_X86_64 LibreOffice_project/520$Build-2</meta:generator>
    <meta:document-statistic meta:table-count="4" meta:image-count="0" meta:object-count="0" meta:page-count="4" meta:paragraph-count="135" meta:word-count="512" meta:character-count="3966" meta:non-whitespace-character-count="3622"/>
  </office:meta>
</office:document-meta>
</file>